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adpis1" style:family="paragraph">
      <style:paragraph-properties fo:text-align="justify"/>
    </style:style>
    <style:style style:name="T19" style:parent-style-name="Standardnípísmoodstavce" style:family="text">
      <style:text-properties fo:color="#000000"/>
    </style:style>
    <style:style style:name="P20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91/2022<text:bookmark-end text:name="Text14"/></text:p>
            <text:p text:style-name="Normální">KVOP-60782/2022<text:bookmark-end text:name="Text2"/></text:p>
            <text:p text:style-name="Normální"><text:bookmark-start text:name="Text6"/>01. 12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<text:bookmark-start text:name="Text9"/>D<text:bookmark-end text:name="Text9"/>. R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P18" text:outline-level="1">Sdělení o vyřízení žádosti o informace podle zákona č. 106/1999 Sb., o svobodném přístupu k informacím</text:h>
      <text:p text:style-name="Základnítext"/>
      <text:p text:style-name="Základnítext">Vážený pane R.,</text:p>
      <text:p text:style-name="Základnítext">dne<text:s/><text:span text:style-name="T19">29. listopadu 2022</text:span><text:s/>obdržela Kancelář veřejného ochránce práv Vaši žádost o informace. Žádáte o zaslání Sborníku stanovisek veřejného ochránce práv – Vězeňství II.<text:s/></text:p>
      <text:p text:style-name="Základnítext">Uvedenou publikaci zasílám v příloze.</text:p>
      <text:p text:style-name="Základnítext">S pozdravem</text:p>
      <text:p text:style-name="Základnítext"/>
      <text:p text:style-name="P20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>Příloha</text:p>
      <text:p text:style-name="Normální">Sborník stanovisek veřejného ochránce práv – Vězeňství II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49XI*</text:span></text:p>
        <text:p text:style-name="P12"><text:span text:style-name="T13">KVOPX00D49XI</text:span>KVOPX00D49XI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1-23T11:36:00Z</meta:creation-date>
    <dc:date>2023-01-23T11:38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86" meta:character-count="599" meta:row-count="4" meta:non-whitespace-character-count="514"/>
  </office:meta>
</office:document-meta>
</file>